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is Almanzar</text:p>
      <text:p text:style-name="P1">2/5/14</text:p>
      <text:p text:style-name="P1">CS 202 - 1001</text:p>
      <text:p text:style-name="P2">Project 2</text:p>
      <text:p text:style-name="P3"><text:tab/>This program immediately prompts for the user input for the deck. <text:s/>It then gets all the cards and puts it into an array of my user created structure “card.” <text:s/>It stores it into the unshuffled array. <text:s/>Then it prompts the user for the file with the player names and IDs. <text:s/>This is also read into a user created structure called “players.”</text:p>
      <text:p text:style-name="P3"><text:tab/>After retrieving these items from the two files, the program goes to the main menu. <text:s/>In this main menu the user has the option to shuffle the deck which will randomly insert the cards from the unshuffled card structure array into the shuffled card structure array but leaves the unshuffled unchanged. <text:s/>Next the user can show the unshuffled deck on the screen (for whatever reason that might be). <text:s/>Third, the user can display the player's names and IDs on the screen to see who is playing. <text:s/>Fourth, <text:s/>the user has the option to deal the cards from the shuffled deck. <text:s/>This will give the top card to the first player, the second to the second player, and so on. <text:s/>After the four players get five cards each, the next top card gets put into the discard pile which according to game rules is the first card to play. <text:s/>After that card gets put in the discard, the remainder of the cards are inserted into the stock card structure array.</text:p>
      <text:p text:style-name="P3"><text:tab/>The last option besides quitting is saving the shuffled deck to a file of your choice which does just that. <text:s/>My design revolved around keeping things as simple as possible and I think I did a decent job doing that. <text:s/>I showed all my work being done on the screen for the benefit of the grader and to see if it worked but as a final product it will be removed. <text:s/>With more time I would not have changed anything. <text:s/>I am very proud of how this turned out, everything works flawlessly.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5T21:26:17</meta:creation-date>
    <dc:date>2014-02-05T21:57:09</dc:date>
    <meta:editing-duration>PT15M41S</meta:editing-duration>
    <meta:editing-cycles>2</meta:editing-cycles>
    <meta:generator>LibreOffice/3.5$Linux_x86 LibreOffice_project/350m1$Build-2</meta:generator>
    <meta:document-statistic meta:table-count="0" meta:image-count="0" meta:object-count="0" meta:page-count="1" meta:paragraph-count="7" meta:word-count="331" meta:character-count="1788" meta:non-whitespace-character-count="1442"/>
  </office:meta>
</office:document-meta>
</file>